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d90d" officeooo:paragraph-rsid="0019d9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diction Model : </text:p>
      <text:p text:style-name="P1">No use Data : PassengerID , Name , Ticket , Carbin , Parch , SibSp , Name</text:p>
      <text:p text:style-name="P1">Use Data : Pclass , <text:s/>Sex , Age , Fare , <text:s/>(Embarked?)</text:p>
      <text:p text:style-name="P1">Label : Survived </text:p>
      <text:p text:style-name="P1"/>
      <text:p text:style-name="P1">Method : Naive bayes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HK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1T19:22:15.380224881</meta:creation-date>
    <dc:date>2018-02-11T19:28:03.928438911</dc:date>
    <meta:editing-duration>PT5M48S</meta:editing-duration>
    <meta:editing-cycles>1</meta:editing-cycles>
    <meta:document-statistic meta:table-count="0" meta:image-count="0" meta:object-count="0" meta:page-count="1" meta:paragraph-count="5" meta:word-count="39" meta:character-count="182" meta:non-whitespace-character-count="143"/>
    <meta:generator>LibreOffice/5.1.6.2$Linux_X86_64 LibreOffice_project/10m0$Build-2</meta:generator>
  </office:meta>
</office:document-meta>
</file>